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887e0"/>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1a6206" officeooo:paragraph-rsid="001a6206"/>
    </style:style>
    <style:style style:name="P20" style:family="paragraph" style:parent-style-name="Table_20_Contents">
      <style:text-properties fo:font-weight="bold" officeooo:rsid="000f67fd" officeooo:paragraph-rsid="001d089c" style:font-weight-asian="bold" style:font-weight-complex="bold"/>
    </style:style>
    <style:style style:name="P21" style:family="paragraph" style:parent-style-name="Table_20_Contents">
      <style:text-properties officeooo:rsid="001887e0" officeooo:paragraph-rsid="001887e0"/>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text-properties officeooo:rsid="001887e0" officeooo:paragraph-rsid="001887e0"/>
    </style:style>
    <style:style style:name="P31" style:family="paragraph" style:parent-style-name="Table_20_Contents" style:list-style-name="L1">
      <style:text-properties fo:font-weight="bold" officeooo:rsid="001887e0" officeooo:paragraph-rsid="001887e0" style:font-weight-asian="bold" style:font-weight-complex="bold"/>
    </style:style>
    <style:style style:name="P32" style:family="paragraph" style:parent-style-name="Table_20_Contents">
      <style:text-properties fo:font-weight="bold" officeooo:rsid="003ab0cd" officeooo:paragraph-rsid="003e0dae"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887e0"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6353"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039488">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submitted for public comment</text:p>
          </table:table-cell>
        </table:table-row>
        <table:table-row table:style-name="TableLine105553163031296">
          <table:table-cell table:style-name="Table2.A2" office:value-type="string">
            <text:p text:style-name="P13"><text:span text:style-name="Page_20_Number"><text:span text:style-name="T3">Feb 6, 2016</text:span></text:span></text:p>
          </table:table-cell>
          <table:table-cell table:style-name="Table2.A2" office:value-type="string">
            <text:p text:style-name="P20"><text:span text:style-name="Page_20_Number"><text:span text:style-name="T2">Feb 20, 2016</text:span></text:span></text:p>
          </table:table-cell>
          <table:table-cell table:style-name="Table2.C2" office:value-type="string">
            <text:p text:style-name="P21">Minor grammatical corrections and readability improvements as well as the following specific changes:</text:p>
            <text:list xml:id="list2823182351" text:style-name="L1">
              <text:list-item>
                <text:p text:style-name="P30">Changes to Remaining Bytes table values in sections</text:p>
                <text:list>
                  <text:list-item>
                    <text:p text:style-name="P31">4.6 Read Stream Command</text:p>
                  </text:list-item>
                  <text:list-item>
                    <text:p text:style-name="P31">4.7 Read Stream Reply</text:p>
                  </text:list-item>
                  <text:list-item>
                    <text:p text:style-name="P31">4.11 Write Stream Command</text:p>
                  </text:list-item>
                  <text:list-item>
                    <text:p text:style-name="P31">4.12 Write Stream Reply</text:p>
                  </text:list-item>
                </text:list>
              </text:list-item>
              <text:list-item>
                <text:p text:style-name="P30">Changes and additions to sections</text:p>
                <text:list>
                  <text:list-item>
                    <text:p text:style-name="P31">4.23 Update Complete Command</text:p>
                  </text:list-item>
                  <text:list-item>
                    <text:p text:style-name="P31">4.24 Reset/Reboot Command</text:p>
                  </text:list-item>
                </text:list>
              </text:list-item>
              <text:list-item>
                <text:p text:style-name="P30">Restored sections </text:p>
                <text:list>
                  <text:list-item>
                    <text:p text:style-name="P31">4.21 Unfreeze Command</text:p>
                  </text:list-item>
                  <text:list-item>
                    <text:p text:style-name="P31">4.22 Freeze Command</text:p>
                  </text:list-item>
                </text:list>
              </text:list-item>
              <text:list-item>
                <text:p text:style-name="P30">Removed section</text:p>
                <text:list>
                  <text:list-item>
                    <text:p text:style-name="P31">4.26 Enter Bootloader Command</text:p>
                  </text:list-item>
                </text:list>
              </text:list-item>
            </text:list>
          </table:table-cell>
        </table:table-row>
        <table:table-row table:style-name="TableLine105553163035648">
          <table:table-cell table:style-name="Table2.A2" office:value-type="string">
            <text:p text:style-name="P14"><text:span text:style-name="T24">Apr</text:span> <text:span text:style-name="T24">25</text:span>, 202<text:span text:style-name="T24">1</text:span></text:p>
          </table:table-cell>
          <table:table-cell table:style-name="Table2.A2" office:value-type="string">
            <text:p text:style-name="P32">July 2, 2021</text:p>
          </table:table-cell>
          <table:table-cell table:style-name="Table2.C2" office:value-type="string">
            <text:p text:style-name="P16">Changed LCC logo to include the <text:span text:style-name="T25">®</text:span><text:span text:style-name="T26"> symbol</text:span></text:p>
            <text:p text:style-name="P17">Changed “Layout Command Control” to have the <text:span text:style-name="T19">TM</text:span> symbol</text:p>
            <text:p text:style-name="P18">Added <text:span text:style-name="T24">the </text:span>NMRA Legal Disclaimer <text:span text:style-name="T24">fine-print</text:span></text:p>
            <text:p text:style-name="P15">Changed the OpenLCB license to “Creative Commons Attribution-ShareAlike 4.0 International”</text:p>
          </table:table-cell>
        </table:table-row>
        <table:table-row table:style-name="TableLine10555316303257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4">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c6353"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Memory Configur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4</text:span><text:span text:style-name="MT13">.</text:span><text:span text:style-name="MT14">2</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9M16S</meta:editing-duration>
    <meta:generator>LibreOffice/7.0.5.2$MacOSX_X86_64 LibreOffice_project/64390860c6cd0aca4beafafcfd84613dd9dfb63a</meta:generator>
    <dc:date>2021-07-29T18:14:46.163940383</dc:date>
    <meta:printed-by>Bob Jacobsen</meta:printed-by>
    <meta:print-date>2010-09-15T08:46:04</meta:print-date>
    <dc:creator>Alex Shepherd</dc:creator>
    <meta:document-statistic meta:table-count="2" meta:image-count="1" meta:object-count="0" meta:page-count="2" meta:paragraph-count="56" meta:word-count="1266" meta:character-count="8464" meta:non-whitespace-character-count="7240"/>
  </office:meta>
</office:document-meta>
</file>